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9" table:formula="of:=[.C1]+1" office:value-type="float" office:value="28" calcext:value-type="float">
            <text:p>28</text:p>
          </table:table-cell>
          <table:table-cell table:style-name="ce3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4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/>
          <table:table-cell table:style-name="ce3" table:number-columns-repeated="13"/>
          <table:table-cell table:style-name="ce13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 table:number-columns-repeated="4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0"/>
          <table:table-cell table:style-name="ce3" table:number-columns-repeated="13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11" table:number-columns-repeated="2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2"/>
          <table:table-cell table:style-name="ce3" table:number-columns-repeated="1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11" table:number-columns-repeated="4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1" table:number-columns-repeated="3"/>
          <table:table-cell table:style-name="ce3" table:number-columns-repeated="3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9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1:04:32.39953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06T13:27:49.081287000</dc:date>
    <meta:editing-duration>PT5H57M52S</meta:editing-duration>
    <meta:editing-cycles>50</meta:editing-cycles>
    <meta:generator>LibreOffice/5.0.3.2$MacOSX_X86_64 LibreOffice_project/e5f16313668ac592c1bfb310f4390624e3dbfb75</meta:generator>
    <meta:document-statistic meta:table-count="1" meta:cell-count="66" meta:object-count="0"/>
  </office:meta>
</office:document-meta>
</file>